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an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Panel</text:h>
                    <text:list>
                        <text:list-item>
                            <text:h text:style-name="Heading_20_2" text:outline-level="2">Description</text:h>
                        </text:list-item>
                    </text:list>
                </text:list-item>
            </text:list>

            <text:p text:style-name="Standard">It is used to group several Widgets, and it is used when we want to additionally organize a page that contains a large number of Widgets or if we want to perform some operation on several Widgets at once, e.g. hide using the <text:span text:style-name="backtick">Hidden</text:span> flag of the Panel. When the Widget is inside the Panel, then its left and top coordinates are relative to the left and top of the Panel, which means that when the Panel is moved, all the Widgets inside it are also moved. Widgets are added to the Panel via the <text:span text:style-name="T1">Widgets Structure</text:span> panel using drag and drop.</text:p>

            
                <text:list xml:id="list_Panel2" text:continue-numbering="true" text:continue-list="list_Pan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ane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anel4" text:continue-numbering="true" text:continue-list="list_Panel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Panel5" text:continue-numbering="true" text:continue-list="list_Panel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Panel6" text:continue-numbering="true" text:continue-list="list_Panel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anel7" text:continue-numbering="true" text:continue-list="list_Panel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Panel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Panel9" text:continue-numbering="true" text:continue-list="list_Panel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anel10" text:continue-numbering="true" text:continue-list="list_Panel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Panel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Panel12" text:continue-numbering="true" text:continue-list="list_Pane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anel13" text:continue-numbering="true" text:continue-list="list_Panel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Panel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Panel15" text:continue-numbering="true" text:continue-list="list_Panel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anel16" text:continue-numbering="true" text:continue-list="list_Panel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Panel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anel18" text:continue-numbering="true" text:continue-list="list_Panel1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Panel19" text:continue-numbering="true" text:continue-list="list_Panel1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Panel20" text:continue-numbering="true" text:continue-list="list_Panel1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Panel21" text:continue-numbering="true" text:continue-list="list_Panel2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Panel22" text:continue-numbering="true" text:continue-list="list_Panel2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Panel23" text:continue-numbering="true" text:continue-list="list_Panel2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Panel24" text:continue-numbering="true" text:continue-list="list_Panel2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Panel25" text:continue-numbering="true" text:continue-list="list_Panel2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Panel26" text:continue-numbering="true" text:continue-list="list_Panel2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Panel27" text:continue-numbering="true" text:continue-list="list_Panel2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Panel28" text:continue-numbering="true" text:continue-list="list_Panel2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Panel29" text:continue-numbering="true" text:continue-list="list_Panel2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Panel30" text:continue-numbering="true" text:continue-list="list_Panel2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Panel31" text:continue-numbering="true" text:continue-list="list_Panel30"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Panel32" text:continue-numbering="true" text:continue-list="list_Panel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Panel33" text:continue-numbering="true" text:continue-list="list_Panel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Panel34" text:continue-numbering="true" text:continue-list="list_Panel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Panel35" text:continue-numbering="true" text:continue-list="list_Panel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Panel36" text:continue-numbering="true" text:continue-list="list_Panel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Panel37" text:continue-numbering="true" text:continue-list="list_Panel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Panel38" text:continue-numbering="true" text:continue-list="list_Panel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Panel39" text:continue-numbering="true" text:continue-list="list_Panel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Panel40" text:continue-numbering="true" text:continue-list="list_Panel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Panel41" text:continue-numbering="true" text:continue-list="list_Panel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Panel42" text:continue-numbering="true" text:continue-list="list_Panel4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Panel43" text:continue-numbering="true" text:continue-list="list_Panel4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Panel44" text:continue-numbering="true" text:continue-list="list_Panel4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Panel45" text:continue-numbering="true" text:continue-list="list_Panel4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Panel46" text:continue-numbering="true" text:continue-list="list_Panel4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Panel47" text:continue-numbering="true" text:continue-list="list_Panel4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anel48" text:continue-numbering="true" text:continue-list="list_Panel4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anel4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anel50" text:continue-numbering="true" text:continue-list="list_Panel4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anel51" text:continue-numbering="true" text:continue-list="list_Panel5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anel52" text:continue-numbering="true" text:continue-list="list_Panel5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